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.72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136.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e181e" fo:font-weight="bold" style:font-weight-asian="bold" style:font-weight-complex="bold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E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etSeed</text:p>
          </table:table-cell>
          <table:table-cell/>
          <table:table-cell table:formula="of:=&quot;const &quot; &amp; [.D2] &amp; &quot; = [&quot;" office:value-type="string" office:string-value="const petSeed = [" calcext:value-type="string">
            <text:p>const petSeed = [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{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tTag</text:p>
          </table:table-cell>
          <table:table-cell table:number-columns-repeated="3"/>
          <table:table-cell table:formula="of:=[.B4] &amp; &quot;: '&quot; &amp; [.D4] &amp; &quot;',&quot;" office:value-type="string" office:string-value="petTag: ''," calcext:value-type="string">
            <text:p>petTag: ''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etType</text:p>
          </table:table-cell>
          <table:table-cell/>
          <table:table-cell office:value-type="string" calcext:value-type="string">
            <text:p>Dog</text:p>
          </table:table-cell>
          <table:table-cell/>
          <table:table-cell table:formula="of:=[.B5] &amp; &quot;: '&quot; &amp; [.D5] &amp; &quot;',&quot;" office:value-type="string" office:string-value="petType: 'Dog'," calcext:value-type="string">
            <text:p>petType: 'Dog'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etName</text:p>
          </table:table-cell>
          <table:table-cell/>
          <table:table-cell office:value-type="string" calcext:value-type="string">
            <text:p>Piper</text:p>
          </table:table-cell>
          <table:table-cell/>
          <table:table-cell table:formula="of:=[.B6] &amp; &quot;: '&quot; &amp; [.D6] &amp; &quot;',&quot;" office:value-type="string" office:string-value="petName: 'Piper'," calcext:value-type="string">
            <text:p>petName: 'Piper'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etBreed</text:p>
          </table:table-cell>
          <table:table-cell/>
          <table:table-cell office:value-type="string" calcext:value-type="string">
            <text:p>Lagotto Romagnolo</text:p>
          </table:table-cell>
          <table:table-cell/>
          <table:table-cell table:formula="of:=[.B7] &amp; &quot;: '&quot; &amp; [.D7] &amp; &quot;',&quot;" office:value-type="string" office:string-value="petBreed: 'Lagotto Romagnolo'," calcext:value-type="string">
            <text:p>petBreed: 'Lagotto Romagnolo'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etAg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B8] &amp; &quot;: '&quot; &amp; [.D8] &amp; &quot;',&quot;" office:value-type="string" office:string-value="petAge: '6'," calcext:value-type="string">
            <text:p>petAge: '6'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etWeigth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B9] &amp; &quot;: '&quot; &amp; [.D9] &amp; &quot;',&quot;" office:value-type="string" office:string-value="petWeigth: '11'," calcext:value-type="string">
            <text:p>petWeigth: '11'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tBehaviour</text:p>
          </table:table-cell>
          <table:table-cell/>
          <table:table-cell office:value-type="string" calcext:value-type="string">
            <text:p>Friendly</text:p>
          </table:table-cell>
          <table:table-cell/>
          <table:table-cell table:formula="of:=[.B10] &amp; &quot;: '&quot; &amp; [.D10] &amp; &quot;',&quot;" office:value-type="string" office:string-value="petBehaviour: 'Friendly'," calcext:value-type="string">
            <text:p>petBehaviour: 'Friendly'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tVaccines</text:p>
          </table:table-cell>
          <table:table-cell/>
          <table:table-cell office:value-type="string" calcext:value-type="string">
            <text:p>to date</text:p>
          </table:table-cell>
          <table:table-cell/>
          <table:table-cell table:formula="of:=[.B11] &amp; &quot;: '&quot; &amp; [.D11] &amp; &quot;',&quot;" office:value-type="string" office:string-value="petVaccines: 'to date'," calcext:value-type="string">
            <text:p>petVaccines: 'to date'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tNotes</text:p>
          </table:table-cell>
          <table:table-cell table:number-columns-repeated="3"/>
          <table:table-cell table:formula="of:=[.B12] &amp; &quot;: '&quot; &amp; [.D12] &amp; &quot;',&quot;" office:value-type="string" office:string-value="petNotes: ''," calcext:value-type="string">
            <text:p>petNotes: '',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},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{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tTag</text:p>
          </table:table-cell>
          <table:table-cell table:number-columns-repeated="3"/>
          <table:table-cell table:formula="of:=[.B15] &amp; &quot;: '&quot; &amp; [.D15] &amp; &quot;',&quot;" office:value-type="string" office:string-value="petTag: ''," calcext:value-type="string">
            <text:p>petTag: ''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etType</text:p>
          </table:table-cell>
          <table:table-cell/>
          <table:table-cell office:value-type="string" calcext:value-type="string">
            <text:p>Dog</text:p>
          </table:table-cell>
          <table:table-cell/>
          <table:table-cell table:formula="of:=[.B16] &amp; &quot;: '&quot; &amp; [.D16] &amp; &quot;',&quot;" office:value-type="string" office:string-value="petType: 'Dog'," calcext:value-type="string">
            <text:p>petType: 'Dog'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etName</text:p>
          </table:table-cell>
          <table:table-cell/>
          <table:table-cell office:value-type="string" calcext:value-type="string">
            <text:p>Aston</text:p>
          </table:table-cell>
          <table:table-cell/>
          <table:table-cell table:formula="of:=[.B17] &amp; &quot;: '&quot; &amp; [.D17] &amp; &quot;',&quot;" office:value-type="string" office:string-value="petName: 'Aston'," calcext:value-type="string">
            <text:p>petName: 'Aston'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etBreed</text:p>
          </table:table-cell>
          <table:table-cell/>
          <table:table-cell office:value-type="string" calcext:value-type="string">
            <text:p>Terrier</text:p>
          </table:table-cell>
          <table:table-cell/>
          <table:table-cell table:formula="of:=[.B18] &amp; &quot;: '&quot; &amp; [.D18] &amp; &quot;',&quot;" office:value-type="string" office:string-value="petBreed: 'Terrier'," calcext:value-type="string">
            <text:p>petBreed: 'Terrier'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etAge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B19] &amp; &quot;: '&quot; &amp; [.D19] &amp; &quot;',&quot;" office:value-type="string" office:string-value="petAge: '12'," calcext:value-type="string">
            <text:p>petAge: '12'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etWeigth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B20] &amp; &quot;: '&quot; &amp; [.D20] &amp; &quot;',&quot;" office:value-type="string" office:string-value="petWeigth: '5'," calcext:value-type="string">
            <text:p>petWeigth: '5'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tBehaviour</text:p>
          </table:table-cell>
          <table:table-cell table:number-columns-repeated="3"/>
          <table:table-cell table:formula="of:=[.B21] &amp; &quot;: '&quot; &amp; [.D21] &amp; &quot;',&quot;" office:value-type="string" office:string-value="petBehaviour: ''," calcext:value-type="string">
            <text:p>petBehaviour: ''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tVaccines</text:p>
          </table:table-cell>
          <table:table-cell table:number-columns-repeated="3"/>
          <table:table-cell table:formula="of:=[.B22] &amp; &quot;: '&quot; &amp; [.D22] &amp; &quot;',&quot;" office:value-type="string" office:string-value="petVaccines: ''," calcext:value-type="string">
            <text:p>petVaccines: ''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tNotes</text:p>
          </table:table-cell>
          <table:table-cell table:number-columns-repeated="3"/>
          <table:table-cell table:formula="of:=[.B23] &amp; &quot;: '&quot; &amp; [.D23] &amp; &quot;',&quot;" office:value-type="string" office:string-value="petNotes: ''," calcext:value-type="string">
            <text:p>petNotes: '',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},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{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tTag</text:p>
          </table:table-cell>
          <table:table-cell table:number-columns-repeated="3"/>
          <table:table-cell table:formula="of:=[.B26] &amp; &quot;: '&quot; &amp; [.D26] &amp; &quot;',&quot;" office:value-type="string" office:string-value="petTag: ''," calcext:value-type="string">
            <text:p>petTag: ''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etType</text:p>
          </table:table-cell>
          <table:table-cell/>
          <table:table-cell office:value-type="string" calcext:value-type="string">
            <text:p>Dog</text:p>
          </table:table-cell>
          <table:table-cell/>
          <table:table-cell table:formula="of:=[.B27] &amp; &quot;: '&quot; &amp; [.D27] &amp; &quot;',&quot;" office:value-type="string" office:string-value="petType: 'Dog'," calcext:value-type="string">
            <text:p>petType: 'Dog',</text:p>
          </table:table-cell>
          <table:table-cell/>
          <table:table-cell office:value-type="string" calcext:value-type="string">
            <text:p>petTag</text:p>
          </table:table-cell>
        </table:table-row>
        <table:table-row table:style-name="ro1">
          <table:table-cell/>
          <table:table-cell table:style-name="ce1" office:value-type="string" calcext:value-type="string">
            <text:p>petName</text:p>
          </table:table-cell>
          <table:table-cell/>
          <table:table-cell office:value-type="string" calcext:value-type="string">
            <text:p>Carlota</text:p>
          </table:table-cell>
          <table:table-cell/>
          <table:table-cell table:formula="of:=[.B28] &amp; &quot;: '&quot; &amp; [.D28] &amp; &quot;',&quot;" office:value-type="string" office:string-value="petName: 'Carlota'," calcext:value-type="string">
            <text:p>petName: 'Carlota',</text:p>
          </table:table-cell>
          <table:table-cell/>
          <table:table-cell office:value-type="string" calcext:value-type="string">
            <text:p>petName</text:p>
          </table:table-cell>
        </table:table-row>
        <table:table-row table:style-name="ro1">
          <table:table-cell/>
          <table:table-cell table:style-name="ce1" office:value-type="string" calcext:value-type="string">
            <text:p>petBreed</text:p>
          </table:table-cell>
          <table:table-cell/>
          <table:table-cell office:value-type="string" calcext:value-type="string">
            <text:p>Terrier</text:p>
          </table:table-cell>
          <table:table-cell/>
          <table:table-cell table:formula="of:=[.B29] &amp; &quot;: '&quot; &amp; [.D29] &amp; &quot;',&quot;" office:value-type="string" office:string-value="petBreed: 'Terrier'," calcext:value-type="string">
            <text:p>petBreed: 'Terrier',</text:p>
          </table:table-cell>
          <table:table-cell/>
          <table:table-cell office:value-type="string" calcext:value-type="string">
            <text:p>petBreed</text:p>
          </table:table-cell>
        </table:table-row>
        <table:table-row table:style-name="ro1">
          <table:table-cell/>
          <table:table-cell table:style-name="ce1" office:value-type="string" calcext:value-type="string">
            <text:p>petAg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B30] &amp; &quot;: '&quot; &amp; [.D30] &amp; &quot;',&quot;" office:value-type="string" office:string-value="petAge: '3'," calcext:value-type="string">
            <text:p>petAge: '3',</text:p>
          </table:table-cell>
          <table:table-cell/>
          <table:table-cell office:value-type="string" calcext:value-type="string">
            <text:p>petAge</text:p>
          </table:table-cell>
        </table:table-row>
        <table:table-row table:style-name="ro1">
          <table:table-cell/>
          <table:table-cell table:style-name="ce1" office:value-type="string" calcext:value-type="string">
            <text:p>petWeigth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B31] &amp; &quot;: '&quot; &amp; [.D31] &amp; &quot;',&quot;" office:value-type="string" office:string-value="petWeigth: '6'," calcext:value-type="string">
            <text:p>petWeigth: '6',</text:p>
          </table:table-cell>
          <table:table-cell/>
          <table:table-cell office:value-type="string" calcext:value-type="string">
            <text:p>petWeigth</text:p>
          </table:table-cell>
        </table:table-row>
        <table:table-row table:style-name="ro1">
          <table:table-cell/>
          <table:table-cell office:value-type="string" calcext:value-type="string">
            <text:p>petBehaviour</text:p>
          </table:table-cell>
          <table:table-cell table:number-columns-repeated="3"/>
          <table:table-cell table:formula="of:=[.B32] &amp; &quot;: '&quot; &amp; [.D32] &amp; &quot;',&quot;" office:value-type="string" office:string-value="petBehaviour: ''," calcext:value-type="string">
            <text:p>petBehaviour: '',</text:p>
          </table:table-cell>
          <table:table-cell/>
          <table:table-cell office:value-type="string" calcext:value-type="string">
            <text:p>petBehaviour</text:p>
          </table:table-cell>
        </table:table-row>
        <table:table-row table:style-name="ro1">
          <table:table-cell/>
          <table:table-cell office:value-type="string" calcext:value-type="string">
            <text:p>petVaccines</text:p>
          </table:table-cell>
          <table:table-cell table:number-columns-repeated="3"/>
          <table:table-cell table:formula="of:=[.B33] &amp; &quot;: '&quot; &amp; [.D33] &amp; &quot;',&quot;" office:value-type="string" office:string-value="petVaccines: ''," calcext:value-type="string">
            <text:p>petVaccines: '',</text:p>
          </table:table-cell>
          <table:table-cell/>
          <table:table-cell office:value-type="string" calcext:value-type="string">
            <text:p>petVaccines</text:p>
          </table:table-cell>
        </table:table-row>
        <table:table-row table:style-name="ro1">
          <table:table-cell/>
          <table:table-cell office:value-type="string" calcext:value-type="string">
            <text:p>petNotes</text:p>
          </table:table-cell>
          <table:table-cell table:number-columns-repeated="3"/>
          <table:table-cell table:formula="of:=[.B34] &amp; &quot;: '&quot; &amp; [.D34] &amp; &quot;',&quot;" office:value-type="string" office:string-value="petNotes: ''," calcext:value-type="string">
            <text:p>petNotes: '',</text:p>
          </table:table-cell>
          <table:table-cell/>
          <table:table-cell office:value-type="string" calcext:value-type="string">
            <text:p>petNot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},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{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tTag</text:p>
          </table:table-cell>
          <table:table-cell table:number-columns-repeated="3"/>
          <table:table-cell table:formula="of:=[.B37] &amp; &quot;: '&quot; &amp; [.D37] &amp; &quot;',&quot;" office:value-type="string" office:string-value="petTag: ''," calcext:value-type="string">
            <text:p>petTag: ''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etType</text:p>
          </table:table-cell>
          <table:table-cell/>
          <table:table-cell office:value-type="string" calcext:value-type="string">
            <text:p>Cat</text:p>
          </table:table-cell>
          <table:table-cell/>
          <table:table-cell table:formula="of:=[.B38] &amp; &quot;: '&quot; &amp; [.D38] &amp; &quot;',&quot;" office:value-type="string" office:string-value="petType: 'Cat'," calcext:value-type="string">
            <text:p>petType: 'Cat'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etName</text:p>
          </table:table-cell>
          <table:table-cell/>
          <table:table-cell office:value-type="string" calcext:value-type="string">
            <text:p>Levi</text:p>
          </table:table-cell>
          <table:table-cell/>
          <table:table-cell table:formula="of:=[.B39] &amp; &quot;: '&quot; &amp; [.D39] &amp; &quot;',&quot;" office:value-type="string" office:string-value="petName: 'Levi'," calcext:value-type="string">
            <text:p>petName: 'Levi'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etBreed</text:p>
          </table:table-cell>
          <table:table-cell/>
          <table:table-cell office:value-type="string" calcext:value-type="string">
            <text:p>White cat</text:p>
          </table:table-cell>
          <table:table-cell/>
          <table:table-cell table:formula="of:=[.B40] &amp; &quot;: '&quot; &amp; [.D40] &amp; &quot;',&quot;" office:value-type="string" office:string-value="petBreed: 'White cat'," calcext:value-type="string">
            <text:p>petBreed: 'White cat'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etAge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[.B41] &amp; &quot;: '&quot; &amp; [.D41] &amp; &quot;',&quot;" office:value-type="string" office:string-value="petAge: '16'," calcext:value-type="string">
            <text:p>petAge: '16',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etWeigth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B42] &amp; &quot;: '&quot; &amp; [.D42] &amp; &quot;',&quot;" office:value-type="string" office:string-value="petWeigth: '9'," calcext:value-type="string">
            <text:p>petWeigth: '9'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tBehaviour</text:p>
          </table:table-cell>
          <table:table-cell table:number-columns-repeated="3"/>
          <table:table-cell table:formula="of:=[.B43] &amp; &quot;: '&quot; &amp; [.D43] &amp; &quot;',&quot;" office:value-type="string" office:string-value="petBehaviour: ''," calcext:value-type="string">
            <text:p>petBehaviour: ''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tVaccines</text:p>
          </table:table-cell>
          <table:table-cell table:number-columns-repeated="3"/>
          <table:table-cell table:formula="of:=[.B44] &amp; &quot;: '&quot; &amp; [.D44] &amp; &quot;',&quot;" office:value-type="string" office:string-value="petVaccines: ''," calcext:value-type="string">
            <text:p>petVaccines: ''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tNotes</text:p>
          </table:table-cell>
          <table:table-cell table:number-columns-repeated="3"/>
          <table:table-cell table:formula="of:=[.B45] &amp; &quot;: '&quot; &amp; [.D45] &amp; &quot;',&quot;" office:value-type="string" office:string-value="petNotes: ''," calcext:value-type="string">
            <text:p>petNotes: '',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},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];</text:p>
          </table:table-cell>
          <table:table-cell table:number-columns-repeated="2"/>
        </table:table-row>
        <table:table-row table:style-name="ro1" table:number-rows-repeated="104852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SER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2" table:default-cell-style-name="Default"/>
        <table:table-column table:style-name="co4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serSeed</text:p>
          </table:table-cell>
          <table:table-cell/>
          <table:table-cell table:formula="of:=&quot;const &quot; &amp; [.D2] &amp; &quot; = [&quot;" office:value-type="string" office:string-value="const userSeed = [" calcext:value-type="string">
            <text:p>const userSeed = [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{</text:p>
          </table:table-cell>
        </table:table-row>
        <table:table-row table:style-name="ro1">
          <table:table-cell/>
          <table:table-cell office:value-type="string" calcext:value-type="string">
            <text:p>userType</text:p>
          </table:table-cell>
          <table:table-cell/>
          <table:table-cell office:value-type="string" calcext:value-type="string">
            <text:p>vendor</text:p>
          </table:table-cell>
          <table:table-cell/>
          <table:table-cell table:formula="of:=[.B4] &amp; &quot;: '&quot; &amp; [.D4] &amp; &quot;',&quot;" office:value-type="string" office:string-value="userType: 'vendor'," calcext:value-type="string">
            <text:p>userType: 'vendor',</text:p>
          </table:table-cell>
        </table:table-row>
        <table:table-row table:style-name="ro1">
          <table:table-cell/>
          <table:table-cell office:value-type="string" calcext:value-type="string">
            <text:p>firstName</text:p>
          </table:table-cell>
          <table:table-cell/>
          <table:table-cell office:value-type="string" calcext:value-type="string">
            <text:p>Alex</text:p>
          </table:table-cell>
          <table:table-cell/>
          <table:table-cell table:formula="of:=[.B5] &amp; &quot;: '&quot; &amp; [.D5] &amp; &quot;',&quot;" office:value-type="string" office:string-value="firstName: 'Alex'," calcext:value-type="string">
            <text:p>firstName: 'Alex',</text:p>
          </table:table-cell>
        </table:table-row>
        <table:table-row table:style-name="ro1">
          <table:table-cell/>
          <table:table-cell office:value-type="string" calcext:value-type="string">
            <text:p>lastName</text:p>
          </table:table-cell>
          <table:table-cell/>
          <table:table-cell office:value-type="string" calcext:value-type="string">
            <text:p>Sanabria</text:p>
          </table:table-cell>
          <table:table-cell/>
          <table:table-cell table:formula="of:=[.B6] &amp; &quot;: '&quot; &amp; [.D6] &amp; &quot;',&quot;" office:value-type="string" office:string-value="lastName: 'Sanabria'," calcext:value-type="string">
            <text:p>lastName: 'Sanabria',</text:p>
          </table:table-cell>
        </table:table-row>
        <table:table-row table:style-name="ro1">
          <table:table-cell/>
          <table:table-cell office:value-type="string" calcext:value-type="string">
            <text:p>phone</text:p>
          </table:table-cell>
          <table:table-cell/>
          <table:table-cell office:value-type="string" calcext:value-type="string">
            <text:p>905-555-1234</text:p>
          </table:table-cell>
          <table:table-cell/>
          <table:table-cell table:formula="of:=[.B7] &amp; &quot;: '&quot; &amp; [.D7] &amp; &quot;',&quot;" office:value-type="string" office:string-value="phone: '905-555-1234'," calcext:value-type="string">
            <text:p>phone: '905-555-1234',</text:p>
          </table:table-cell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/>
          <table:table-cell table:formula="of:=LOWER([.D5]) &amp; &quot;@mail.com&quot;" office:value-type="string" office:string-value="alex@mail.com" calcext:value-type="string">
            <text:p>alex@mail.com</text:p>
          </table:table-cell>
          <table:table-cell/>
          <table:table-cell table:formula="of:=[.B8] &amp; &quot;: '&quot; &amp; [.D8] &amp; &quot;',&quot;" office:value-type="string" office:string-value="email: 'alex@mail.com'," calcext:value-type="string">
            <text:p>email: 'alex@mail.com',</text:p>
          </table:table-cell>
        </table:table-row>
        <table:table-row table:style-name="ro1">
          <table:table-cell/>
          <table:table-cell office:value-type="string" calcext:value-type="string">
            <text:p>address</text:p>
          </table:table-cell>
          <table:table-cell/>
          <table:table-cell office:value-type="string" calcext:value-type="string">
            <text:p>123 Main</text:p>
          </table:table-cell>
          <table:table-cell/>
          <table:table-cell table:formula="of:=[.B9] &amp; &quot;: '&quot; &amp; [.D9] &amp; &quot;',&quot;" office:value-type="string" office:string-value="address: '123 Main'," calcext:value-type="string">
            <text:p>address: '123 Main',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},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{</text:p>
          </table:table-cell>
        </table:table-row>
        <table:table-row table:style-name="ro1">
          <table:table-cell/>
          <table:table-cell office:value-type="string" calcext:value-type="string">
            <text:p>userType</text:p>
          </table:table-cell>
          <table:table-cell/>
          <table:table-cell office:value-type="string" calcext:value-type="string">
            <text:p>user</text:p>
          </table:table-cell>
          <table:table-cell/>
          <table:table-cell table:formula="of:=[.B12] &amp; &quot;: '&quot; &amp; [.D12] &amp; &quot;',&quot;" office:value-type="string" office:string-value="userType: 'user'," calcext:value-type="string">
            <text:p>userType: 'user',</text:p>
          </table:table-cell>
        </table:table-row>
        <table:table-row table:style-name="ro1">
          <table:table-cell/>
          <table:table-cell office:value-type="string" calcext:value-type="string">
            <text:p>firstName</text:p>
          </table:table-cell>
          <table:table-cell/>
          <table:table-cell office:value-type="string" calcext:value-type="string">
            <text:p>Juan</text:p>
          </table:table-cell>
          <table:table-cell/>
          <table:table-cell table:formula="of:=[.B13] &amp; &quot;: '&quot; &amp; [.D13] &amp; &quot;',&quot;" office:value-type="string" office:string-value="firstName: 'Juan'," calcext:value-type="string">
            <text:p>firstName: 'Juan',</text:p>
          </table:table-cell>
        </table:table-row>
        <table:table-row table:style-name="ro1">
          <table:table-cell/>
          <table:table-cell office:value-type="string" calcext:value-type="string">
            <text:p>lastName</text:p>
          </table:table-cell>
          <table:table-cell/>
          <table:table-cell office:value-type="string" calcext:value-type="string">
            <text:p>Diaz</text:p>
          </table:table-cell>
          <table:table-cell/>
          <table:table-cell table:formula="of:=[.B14] &amp; &quot;: '&quot; &amp; [.D14] &amp; &quot;',&quot;" office:value-type="string" office:string-value="lastName: 'Diaz'," calcext:value-type="string">
            <text:p>lastName: 'Diaz',</text:p>
          </table:table-cell>
        </table:table-row>
        <table:table-row table:style-name="ro1">
          <table:table-cell/>
          <table:table-cell office:value-type="string" calcext:value-type="string">
            <text:p>phone</text:p>
          </table:table-cell>
          <table:table-cell/>
          <table:table-cell office:value-type="string" calcext:value-type="string">
            <text:p>905-555-1234</text:p>
          </table:table-cell>
          <table:table-cell/>
          <table:table-cell table:style-name="ce3" table:formula="of:=[.B15] &amp; &quot;: '&quot; &amp; [.D15] &amp; &quot;',&quot;" office:value-type="string" office:string-value="phone: '905-555-1234'," calcext:value-type="string">
            <text:p>phone: '905-555-1234',</text:p>
          </table:table-cell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/>
          <table:table-cell table:formula="of:=LOWER([.D13]) &amp; &quot;@mail.com&quot;" office:value-type="string" office:string-value="juan@mail.com" calcext:value-type="string">
            <text:p>juan@mail.com</text:p>
          </table:table-cell>
          <table:table-cell/>
          <table:table-cell table:formula="of:=[.B16] &amp; &quot;: '&quot; &amp; [.D16] &amp; &quot;',&quot;" office:value-type="string" office:string-value="email: 'juan@mail.com'," calcext:value-type="string">
            <text:p>email: 'juan@mail.com',</text:p>
          </table:table-cell>
        </table:table-row>
        <table:table-row table:style-name="ro1">
          <table:table-cell/>
          <table:table-cell office:value-type="string" calcext:value-type="string">
            <text:p>address</text:p>
          </table:table-cell>
          <table:table-cell/>
          <table:table-cell office:value-type="string" calcext:value-type="string">
            <text:p>123 Main</text:p>
          </table:table-cell>
          <table:table-cell/>
          <table:table-cell table:formula="of:=[.B17] &amp; &quot;: '&quot; &amp; [.D17] &amp; &quot;',&quot;" office:value-type="string" office:string-value="address: '123 Main'," calcext:value-type="string">
            <text:p>address: '123 Main',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},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{</text:p>
          </table:table-cell>
        </table:table-row>
        <table:table-row table:style-name="ro1">
          <table:table-cell/>
          <table:table-cell office:value-type="string" calcext:value-type="string">
            <text:p>userType</text:p>
          </table:table-cell>
          <table:table-cell/>
          <table:table-cell office:value-type="string" calcext:value-type="string">
            <text:p>user</text:p>
          </table:table-cell>
          <table:table-cell/>
          <table:table-cell table:formula="of:=[.B20] &amp; &quot;: '&quot; &amp; [.D20] &amp; &quot;',&quot;" office:value-type="string" office:string-value="userType: 'user'," calcext:value-type="string">
            <text:p>userType: 'user',</text:p>
          </table:table-cell>
        </table:table-row>
        <table:table-row table:style-name="ro1">
          <table:table-cell/>
          <table:table-cell office:value-type="string" calcext:value-type="string">
            <text:p>firstName</text:p>
          </table:table-cell>
          <table:table-cell/>
          <table:table-cell office:value-type="string" calcext:value-type="string">
            <text:p>Christopher</text:p>
          </table:table-cell>
          <table:table-cell/>
          <table:table-cell table:formula="of:=[.B21] &amp; &quot;: '&quot; &amp; [.D21] &amp; &quot;',&quot;" office:value-type="string" office:string-value="firstName: 'Christopher'," calcext:value-type="string">
            <text:p>firstName: 'Christopher',</text:p>
          </table:table-cell>
        </table:table-row>
        <table:table-row table:style-name="ro1">
          <table:table-cell/>
          <table:table-cell office:value-type="string" calcext:value-type="string">
            <text:p>lastName</text:p>
          </table:table-cell>
          <table:table-cell/>
          <table:table-cell office:value-type="string" calcext:value-type="string">
            <text:p>Donner</text:p>
          </table:table-cell>
          <table:table-cell/>
          <table:table-cell table:formula="of:=[.B22] &amp; &quot;: '&quot; &amp; [.D22] &amp; &quot;',&quot;" office:value-type="string" office:string-value="lastName: 'Donner'," calcext:value-type="string">
            <text:p>lastName: 'Donner',</text:p>
          </table:table-cell>
        </table:table-row>
        <table:table-row table:style-name="ro1">
          <table:table-cell/>
          <table:table-cell office:value-type="string" calcext:value-type="string">
            <text:p>phone</text:p>
          </table:table-cell>
          <table:table-cell/>
          <table:table-cell office:value-type="string" calcext:value-type="string">
            <text:p>905-555-1234</text:p>
          </table:table-cell>
          <table:table-cell/>
          <table:table-cell table:formula="of:=[.B23] &amp; &quot;: '&quot; &amp; [.D23] &amp; &quot;',&quot;" office:value-type="string" office:string-value="phone: '905-555-1234'," calcext:value-type="string">
            <text:p>phone: '905-555-1234',</text:p>
          </table:table-cell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/>
          <table:table-cell table:formula="of:=LOWER([.D21]) &amp; &quot;@mail.com&quot;" office:value-type="string" office:string-value="christopher@mail.com" calcext:value-type="string">
            <text:p>christopher@mail.com</text:p>
          </table:table-cell>
          <table:table-cell/>
          <table:table-cell table:formula="of:=[.B24] &amp; &quot;: '&quot; &amp; [.D24] &amp; &quot;',&quot;" office:value-type="string" office:string-value="email: 'christopher@mail.com'," calcext:value-type="string">
            <text:p>email: 'christopher@mail.com',</text:p>
          </table:table-cell>
        </table:table-row>
        <table:table-row table:style-name="ro1">
          <table:table-cell/>
          <table:table-cell office:value-type="string" calcext:value-type="string">
            <text:p>address</text:p>
          </table:table-cell>
          <table:table-cell/>
          <table:table-cell office:value-type="string" calcext:value-type="string">
            <text:p>123 Main</text:p>
          </table:table-cell>
          <table:table-cell/>
          <table:table-cell table:formula="of:=[.B25] &amp; &quot;: '&quot; &amp; [.D25] &amp; &quot;',&quot;" office:value-type="string" office:string-value="address: '123 Main'," calcext:value-type="string">
            <text:p>address: '123 Main',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},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{</text:p>
          </table:table-cell>
        </table:table-row>
        <table:table-row table:style-name="ro1">
          <table:table-cell/>
          <table:table-cell office:value-type="string" calcext:value-type="string">
            <text:p>userType</text:p>
          </table:table-cell>
          <table:table-cell/>
          <table:table-cell office:value-type="string" calcext:value-type="string">
            <text:p>user</text:p>
          </table:table-cell>
          <table:table-cell/>
          <table:table-cell table:formula="of:=[.B28] &amp; &quot;: '&quot; &amp; [.D28] &amp; &quot;',&quot;" office:value-type="string" office:string-value="userType: 'user'," calcext:value-type="string">
            <text:p>userType: 'user',</text:p>
          </table:table-cell>
        </table:table-row>
        <table:table-row table:style-name="ro1">
          <table:table-cell/>
          <table:table-cell office:value-type="string" calcext:value-type="string">
            <text:p>firstName</text:p>
          </table:table-cell>
          <table:table-cell/>
          <table:table-cell office:value-type="string" calcext:value-type="string">
            <text:p>Pryambudhi</text:p>
          </table:table-cell>
          <table:table-cell/>
          <table:table-cell table:formula="of:=[.B29] &amp; &quot;: '&quot; &amp; [.D29] &amp; &quot;',&quot;" office:value-type="string" office:string-value="firstName: 'Pryambudhi'," calcext:value-type="string">
            <text:p>firstName: 'Pryambudhi',</text:p>
          </table:table-cell>
        </table:table-row>
        <table:table-row table:style-name="ro1">
          <table:table-cell/>
          <table:table-cell office:value-type="string" calcext:value-type="string">
            <text:p>lastName</text:p>
          </table:table-cell>
          <table:table-cell/>
          <table:table-cell office:value-type="string" calcext:value-type="string">
            <text:p>Cahyadi</text:p>
          </table:table-cell>
          <table:table-cell/>
          <table:table-cell table:formula="of:=[.B30] &amp; &quot;: '&quot; &amp; [.D30] &amp; &quot;',&quot;" office:value-type="string" office:string-value="lastName: 'Cahyadi'," calcext:value-type="string">
            <text:p>lastName: 'Cahyadi',</text:p>
          </table:table-cell>
        </table:table-row>
        <table:table-row table:style-name="ro1">
          <table:table-cell/>
          <table:table-cell office:value-type="string" calcext:value-type="string">
            <text:p>phone</text:p>
          </table:table-cell>
          <table:table-cell/>
          <table:table-cell office:value-type="string" calcext:value-type="string">
            <text:p>905-555-1234</text:p>
          </table:table-cell>
          <table:table-cell/>
          <table:table-cell table:formula="of:=[.B31] &amp; &quot;: '&quot; &amp; [.D31] &amp; &quot;',&quot;" office:value-type="string" office:string-value="phone: '905-555-1234'," calcext:value-type="string">
            <text:p>phone: '905-555-1234',</text:p>
          </table:table-cell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/>
          <table:table-cell table:formula="of:=LOWER([.D29]) &amp; &quot;@mail.com&quot;" office:value-type="string" office:string-value="pryambudhi@mail.com" calcext:value-type="string">
            <text:p>pryambudhi@mail.com</text:p>
          </table:table-cell>
          <table:table-cell/>
          <table:table-cell table:formula="of:=[.B32] &amp; &quot;: '&quot; &amp; [.D32] &amp; &quot;',&quot;" office:value-type="string" office:string-value="email: 'pryambudhi@mail.com'," calcext:value-type="string">
            <text:p>email: 'pryambudhi@mail.com',</text:p>
          </table:table-cell>
        </table:table-row>
        <table:table-row table:style-name="ro1">
          <table:table-cell/>
          <table:table-cell office:value-type="string" calcext:value-type="string">
            <text:p>address</text:p>
          </table:table-cell>
          <table:table-cell/>
          <table:table-cell office:value-type="string" calcext:value-type="string">
            <text:p>123 Main</text:p>
          </table:table-cell>
          <table:table-cell/>
          <table:table-cell table:formula="of:=[.B33] &amp; &quot;: '&quot; &amp; [.D33] &amp; &quot;',&quot;" office:value-type="string" office:string-value="address: '123 Main'," calcext:value-type="string">
            <text:p>address: '123 Main',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},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{</text:p>
          </table:table-cell>
        </table:table-row>
        <table:table-row table:style-name="ro1">
          <table:table-cell/>
          <table:table-cell office:value-type="string" calcext:value-type="string">
            <text:p>userType</text:p>
          </table:table-cell>
          <table:table-cell/>
          <table:table-cell office:value-type="string" calcext:value-type="string">
            <text:p>user</text:p>
          </table:table-cell>
          <table:table-cell/>
          <table:table-cell table:formula="of:=[.B36] &amp; &quot;: '&quot; &amp; [.D36] &amp; &quot;',&quot;" office:value-type="string" office:string-value="userType: 'user'," calcext:value-type="string">
            <text:p>userType: 'user',</text:p>
          </table:table-cell>
        </table:table-row>
        <table:table-row table:style-name="ro1">
          <table:table-cell/>
          <table:table-cell office:value-type="string" calcext:value-type="string">
            <text:p>firstName</text:p>
          </table:table-cell>
          <table:table-cell/>
          <table:table-cell office:value-type="string" calcext:value-type="string">
            <text:p>Homer</text:p>
          </table:table-cell>
          <table:table-cell/>
          <table:table-cell table:formula="of:=[.B37] &amp; &quot;: '&quot; &amp; [.D37] &amp; &quot;',&quot;" office:value-type="string" office:string-value="firstName: 'Homer'," calcext:value-type="string">
            <text:p>firstName: 'Homer',</text:p>
          </table:table-cell>
        </table:table-row>
        <table:table-row table:style-name="ro1">
          <table:table-cell/>
          <table:table-cell office:value-type="string" calcext:value-type="string">
            <text:p>lastName</text:p>
          </table:table-cell>
          <table:table-cell/>
          <table:table-cell office:value-type="string" calcext:value-type="string">
            <text:p>Simpson</text:p>
          </table:table-cell>
          <table:table-cell/>
          <table:table-cell table:formula="of:=[.B38] &amp; &quot;: '&quot; &amp; [.D38] &amp; &quot;',&quot;" office:value-type="string" office:string-value="lastName: 'Simpson'," calcext:value-type="string">
            <text:p>lastName: 'Simpson',</text:p>
          </table:table-cell>
        </table:table-row>
        <table:table-row table:style-name="ro1">
          <table:table-cell/>
          <table:table-cell office:value-type="string" calcext:value-type="string">
            <text:p>phone</text:p>
          </table:table-cell>
          <table:table-cell/>
          <table:table-cell office:value-type="string" calcext:value-type="string">
            <text:p>905-555-1234</text:p>
          </table:table-cell>
          <table:table-cell/>
          <table:table-cell table:formula="of:=[.B39] &amp; &quot;: '&quot; &amp; [.D39] &amp; &quot;',&quot;" office:value-type="string" office:string-value="phone: '905-555-1234'," calcext:value-type="string">
            <text:p>phone: '905-555-1234',</text:p>
          </table:table-cell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/>
          <table:table-cell table:formula="of:=LOWER([.D37]) &amp; &quot;@mail.com&quot;" office:value-type="string" office:string-value="homer@mail.com" calcext:value-type="string">
            <text:p>homer@mail.com</text:p>
          </table:table-cell>
          <table:table-cell/>
          <table:table-cell table:formula="of:=[.B40] &amp; &quot;: '&quot; &amp; [.D40] &amp; &quot;',&quot;" office:value-type="string" office:string-value="email: 'homer@mail.com'," calcext:value-type="string">
            <text:p>email: 'homer@mail.com',</text:p>
          </table:table-cell>
        </table:table-row>
        <table:table-row table:style-name="ro1">
          <table:table-cell/>
          <table:table-cell office:value-type="string" calcext:value-type="string">
            <text:p>address</text:p>
          </table:table-cell>
          <table:table-cell/>
          <table:table-cell office:value-type="string" calcext:value-type="string">
            <text:p>123 Main</text:p>
          </table:table-cell>
          <table:table-cell/>
          <table:table-cell table:formula="of:=[.B41] &amp; &quot;: '&quot; &amp; [.D41] &amp; &quot;',&quot;" office:value-type="string" office:string-value="address: '123 Main'," calcext:value-type="string">
            <text:p>address: '123 Main',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},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];</text:p>
          </table:table-cell>
        </table:table-row>
        <table:table-row table:style-name="ro1" table:number-rows-repeated="104853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21:22:24.887087921</meta:creation-date>
    <dc:date>2019-04-09T22:41:33.598688990</dc:date>
    <meta:editing-duration>PT17M56S</meta:editing-duration>
    <meta:editing-cycles>1</meta:editing-cycles>
    <meta:document-statistic meta:table-count="2" meta:cell-count="216" meta:object-count="0"/>
    <meta:generator>LibreOffice/6.0.7.3$Linux_X86_64 LibreOffice_project/00m0$Build-3</meta:generator>
  </office:meta>
</office:document-meta>
</file>